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verwrite Page Numbering - Manual Page Break Paragraph</text:h>
      <text:p text:style-name="Text_20_body">A line.</text:p>
      <text:p text:style-name="Text_20_body">This page numbering style is overwritten. </text:p>
      <text:p text:style-name="P2">The first paragraph of page two.</text:p>
      <text:p text:style-name="Text_20_body">Last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style:num-format="i" text:select-page="current">ii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5T15:40:04</meta:creation-date>
    <dc:date>2009-08-19T21:53:25</dc:date>
    <dc:creator>Vincent Spiewak</dc:creator>
    <meta:editing-duration>PT00H04M11S</meta:editing-duration>
    <meta:editing-cycles>3</meta:editing-cycles>
    <meta:generator>OpenOffice.org/3.1$Unix OpenOffice.org_project/310m11$Build-9399</meta:generator>
    <meta:document-statistic meta:table-count="0" meta:image-count="0" meta:object-count="0" meta:page-count="2" meta:paragraph-count="6" meta:word-count="25" meta:character-count="146"/>
  </office:meta>
</office:document-meta>
</file>